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8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>
      <style:table-column-properties style:column-width="78.75pt" style:use-optimal-column-width="fals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47.99055118110236pt" style:use-optimal-column-width="true"/>
    </style:style>
    <style:style style:name="ACOL-8" style:family="table-column">
      <style:table-column-properties style:column-width="102.75pt" style:use-optimal-column-width="false"/>
    </style:style>
    <style:style style:name="ACOL-9" style:family="table-column">
      <style:table-column-properties style:column-width="60.75pt" style:use-optimal-column-width="false"/>
    </style:style>
    <style:style style:name="ACOL-10" style:family="table-column">
      <style:table-column-properties style:column-width="74.2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7" table:number-columns-repeated="2"/>
        <table:table-column table:default-cell-style-name="ACE-0" table:style-name="ACOL-11"/>
        <table:table-column table:default-cell-style-name="ACE-0" table:style-name="ACOL-7" table:number-columns-repeated="2"/>
        <table:table-column table:default-cell-style-name="ACE-0" table:style-name="ACOL-12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7" table:number-columns-repeated="5"/>
        <table:table-column table:default-cell-style-name="ACE-0" table:style-name="ACOL-0" table:number-columns-repeated="221"/>
        <table:table-column table:style-name="ACOL-0" table:number-columns-repeated="1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0" office:value-type="string">
            <text:p>MIS_3_early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60000">
            <text:p>60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2">
            <text:p>−22.00</text:p>
          </table:table-cell>
          <table:table-cell table:style-name="ACE-3" office:value-type="float" office:value="6">
            <text:p>6.00</text:p>
          </table:table-cell>
          <table:table-cell table:style-name="ACE-3" office:value-type="float" office:value="6">
            <text:p>6.00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corrected for tectonics, 0.25+/-0.5 m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0" office:value-type="string">
            <text:p>MIS_3_late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2000">
            <text:p>32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9">
            <text:p>−29.00</text:p>
          </table:table-cell>
          <table:table-cell table:style-name="ACE-3" office:value-type="float" office:value="5">
            <text:p>5.00</text:p>
          </table:table-cell>
          <table:table-cell table:style-name="ACE-3" office:value-type="float" office:value="5">
            <text:p>5.00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corrected for tectonics, 0.25+/-0.5 m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1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4000">
            <text:p>34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">
            <text:p>−29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2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6000">
            <text:p>36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3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8000">
            <text:p>38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4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0000">
            <text:p>40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6">
            <text:p>−26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5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2000">
            <text:p>42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6">
            <text:p>−26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6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4000">
            <text:p>44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7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6000">
            <text:p>46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4">
            <text:p>−24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8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8000">
            <text:p>48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4">
            <text:p>−24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9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0000">
            <text:p>50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10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2000">
            <text:p>52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11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4000">
            <text:p>54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12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6000">
            <text:p>56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/>
          <table:table-cell table:style-name="ACE-0" office:value-type="string">
            <text:p>age_model</text:p>
          </table:table-cell>
          <table:table-cell table:style-name="ACE-2" office:value-type="string">
            <text:p>interpolated_13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8000">
            <text:p>58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 table:number-rows-repeated="65">
          <table:table-cell table:number-columns-repeated="2" table:style-name="ACE-0"/>
          <table:table-cell table:style-name="ACE-2"/>
          <table:table-cell table:number-columns-repeated="9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93">
          <table:table-cell table:number-columns-repeated="2" table:style-name="ACE-0"/>
          <table:table-cell table:style-name="ACE-2"/>
          <table:table-cell table:number-columns-repeated="10" table:style-name="ACE-0"/>
          <table:table-cell table:number-columns-repeated="2" table:style-name="ACE-3"/>
          <table:table-cell table:number-columns-repeated="241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9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4">
          <gnm:selection gnm:start-col="15" gnm:start-row="4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3"/>
    </number:number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21T09:20:3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